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9.12mm" svg:height="162.62mm" svg:x="113.34mm" svg:y="29.42mm">
            <draw:object draw:notify-on-update-of-ranges="Sheet1.B1:Sheet1.B1 Sheet1.B2:Sheet1.B101 Sheet1.C1:Sheet1.C1 Sheet1.C2:Sheet1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space</text:p>
          </table:table-cell>
          <table:table-cell office:value-type="string" calcext:value-type="string">
            <text:p>lspb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331" calcext:value-type="float">
            <text:p>0.0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14" calcext:value-type="float">
            <text:p>0.141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0517" calcext:value-type="float">
            <text:p>0.05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16" calcext:value-type="float">
            <text:p>0.1616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0744" calcext:value-type="float">
            <text:p>0.0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18" calcext:value-type="float">
            <text:p>0.0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1012" calcext:value-type="float">
            <text:p>0.10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1214" calcext:value-type="float">
            <text:p>0.12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1322" calcext:value-type="float">
            <text:p>0.13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1435" calcext:value-type="float">
            <text:p>0.14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1552" calcext:value-type="float">
            <text:p>0.15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1674" calcext:value-type="float">
            <text:p>0.16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1931" calcext:value-type="float">
            <text:p>0.19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03" calcext:value-type="float">
            <text:p>0.303</text:p>
          </table:table-cell>
          <table:table-cell office:value-type="float" office:value="0.2066" calcext:value-type="float">
            <text:p>0.20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2206" calcext:value-type="float">
            <text:p>0.22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2351" calcext:value-type="float">
            <text:p>0.23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652" calcext:value-type="float">
            <text:p>0.26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2803" calcext:value-type="float">
            <text:p>0.28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55" calcext:value-type="float">
            <text:p>0.29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106" calcext:value-type="float">
            <text:p>0.31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3258" calcext:value-type="float">
            <text:p>0.32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3409" calcext:value-type="float">
            <text:p>0.34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61" calcext:value-type="float">
            <text:p>0.35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141" calcext:value-type="float">
            <text:p>0.4141</text:p>
          </table:table-cell>
          <table:table-cell office:value-type="float" office:value="0.3712" calcext:value-type="float">
            <text:p>0.37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015" calcext:value-type="float">
            <text:p>0.4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447" calcext:value-type="float">
            <text:p>0.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4621" calcext:value-type="float">
            <text:p>0.46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773" calcext:value-type="float">
            <text:p>0.47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4924" calcext:value-type="float">
            <text:p>0.49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51" calcext:value-type="float">
            <text:p>0.5051</text:p>
          </table:table-cell>
          <table:table-cell office:value-type="float" office:value="0.5076" calcext:value-type="float">
            <text:p>0.5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152" calcext:value-type="float">
            <text:p>0.5152</text:p>
          </table:table-cell>
          <table:table-cell office:value-type="float" office:value="0.5227" calcext:value-type="float">
            <text:p>0.52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5379" calcext:value-type="float">
            <text:p>0.53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5682" calcext:value-type="float">
            <text:p>0.56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985" calcext:value-type="float">
            <text:p>0.59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6136" calcext:value-type="float">
            <text:p>0.6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6288" calcext:value-type="float">
            <text:p>0.62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96" calcext:value-type="float">
            <text:p>0.596</text:p>
          </table:table-cell>
          <table:table-cell office:value-type="float" office:value="0.6439" calcext:value-type="float">
            <text:p>0.64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591" calcext:value-type="float">
            <text:p>0.65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6742" calcext:value-type="float">
            <text:p>0.67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045" calcext:value-type="float">
            <text:p>0.7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7197" calcext:value-type="float">
            <text:p>0.71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649" calcext:value-type="float">
            <text:p>0.76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7794" calcext:value-type="float">
            <text:p>0.77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934" calcext:value-type="float">
            <text:p>0.79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8069" calcext:value-type="float">
            <text:p>0.80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8326" calcext:value-type="float">
            <text:p>0.83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374" calcext:value-type="float">
            <text:p>0.7374</text:p>
          </table:table-cell>
          <table:table-cell office:value-type="float" office:value="0.8448" calcext:value-type="float">
            <text:p>0.84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8565" calcext:value-type="float">
            <text:p>0.85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8678" calcext:value-type="float">
            <text:p>0.86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8786" calcext:value-type="float">
            <text:p>0.87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889" calcext:value-type="float">
            <text:p>0.88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988" calcext:value-type="float">
            <text:p>0.89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98" calcext:value-type="float">
            <text:p>0.798</text:p>
          </table:table-cell>
          <table:table-cell office:value-type="float" office:value="0.9082" calcext:value-type="float">
            <text:p>0.90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9171" calcext:value-type="float">
            <text:p>0.91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283" calcext:value-type="float">
            <text:p>0.8283</text:p>
          </table:table-cell>
          <table:table-cell office:value-type="float" office:value="0.9337" calcext:value-type="float">
            <text:p>0.93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9412" calcext:value-type="float">
            <text:p>0.94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9483" calcext:value-type="float">
            <text:p>0.94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9612" calcext:value-type="float">
            <text:p>0.96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669" calcext:value-type="float">
            <text:p>0.96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9722" calcext:value-type="float">
            <text:p>0.97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99" calcext:value-type="float">
            <text:p>0.899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9814" calcext:value-type="float">
            <text:p>0.98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888" calcext:value-type="float">
            <text:p>0.98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917" calcext:value-type="float">
            <text:p>0.99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943" calcext:value-type="float">
            <text:p>0.99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697" calcext:value-type="float">
            <text:p>0.9697</text:p>
          </table:table-cell>
          <table:table-cell office:value-type="float" office:value="0.9979" calcext:value-type="float">
            <text:p>0.99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98" calcext:value-type="float">
            <text:p>0.99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1T08:33:29.323511416</meta:creation-date>
    <dc:date>2021-05-01T08:39:02.836390280</dc:date>
    <meta:editing-duration>PT5M34S</meta:editing-duration>
    <meta:editing-cycles>1</meta:editing-cycles>
    <meta:document-statistic meta:table-count="1" meta:cell-count="30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913cm" svg:height="16.263cm" xlink:href=".." xlink:type="simple" chart:class="chart:line" chart:style-name="ch1">
        <chart:legend chart:legend-position="end" svg:x="26.299cm" svg:y="7.583cm" style:legend-expansion="high" chart:style-name="ch2"/>
        <chart:plot-area chart:style-name="ch3" table:cell-range-address="Sheet1.B1:Sheet1.C101" chart:data-source-has-labels="row" svg:x="0.578cm" svg:y="0.325cm" svg:width="25.143cm" svg:height="15.613cm">
          <chartooo:coordinate-region svg:x="1.305cm" svg:y="0.446cm" svg:width="24.275cm" svg:height="14.4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space</text:p>
                <draw:g>
                  <svg:desc>Sheet1.B1:Sheet1.B1</svg:desc>
                </draw:g>
              </table:table-cell>
              <table:table-cell office:value-type="string">
                <text:p>lspb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01</svg:desc>
                </draw:g>
              </table:table-cell>
              <table:table-cell office:value-type="float" office:value="0">
                <text:p>0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1">
                <text:p>0.010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2">
                <text:p>0.020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3">
                <text:p>0.0303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04">
                <text:p>0.0404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5">
                <text:p>0.0505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06">
                <text:p>0.0606</text:p>
              </table:table-cell>
              <table:table-cell office:value-type="float" office:value="0.0083">
                <text:p>0.0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07">
                <text:p>0.0707</text:p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08">
                <text:p>0.0808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9">
                <text:p>0.0909</text:p>
              </table:table-cell>
              <table:table-cell office:value-type="float" office:value="0.0186">
                <text:p>0.0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">
                <text:p>0.1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1">
                <text:p>0.1111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2">
                <text:p>0.1212</text:p>
              </table:table-cell>
              <table:table-cell office:value-type="float" office:value="0.0331">
                <text:p>0.0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13">
                <text:p>0.1313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14">
                <text:p>0.141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15">
                <text:p>0.1515</text:p>
              </table:table-cell>
              <table:table-cell office:value-type="float" office:value="0.0517">
                <text:p>0.0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16">
                <text:p>0.1616</text:p>
              </table:table-cell>
              <table:table-cell office:value-type="float" office:value="0.0588">
                <text:p>0.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7">
                <text:p>0.1717</text:p>
              </table:table-cell>
              <table:table-cell office:value-type="float" office:value="0.0663">
                <text:p>0.06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18">
                <text:p>0.1818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19">
                <text:p>0.1919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2">
                <text:p>0.202</text:p>
              </table:table-cell>
              <table:table-cell office:value-type="float" office:value="0.0918">
                <text:p>0.0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21">
                <text:p>0.2121</text:p>
              </table:table-cell>
              <table:table-cell office:value-type="float" office:value="0.1012">
                <text:p>0.10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22">
                <text:p>0.2222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23">
                <text:p>0.2323</text:p>
              </table:table-cell>
              <table:table-cell office:value-type="float" office:value="0.1214">
                <text:p>0.1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24">
                <text:p>0.2424</text:p>
              </table:table-cell>
              <table:table-cell office:value-type="float" office:value="0.1322">
                <text:p>0.1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25">
                <text:p>0.2525</text:p>
              </table:table-cell>
              <table:table-cell office:value-type="float" office:value="0.1435">
                <text:p>0.1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26">
                <text:p>0.2626</text:p>
              </table:table-cell>
              <table:table-cell office:value-type="float" office:value="0.1552">
                <text:p>0.1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27">
                <text:p>0.2727</text:p>
              </table:table-cell>
              <table:table-cell office:value-type="float" office:value="0.1674">
                <text:p>0.16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28">
                <text:p>0.28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29">
                <text:p>0.2929</text:p>
              </table:table-cell>
              <table:table-cell office:value-type="float" office:value="0.1931">
                <text:p>0.1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31">
                <text:p>0.3131</text:p>
              </table:table-cell>
              <table:table-cell office:value-type="float" office:value="0.2206">
                <text:p>0.2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32">
                <text:p>0.3232</text:p>
              </table:table-cell>
              <table:table-cell office:value-type="float" office:value="0.2351">
                <text:p>0.2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33">
                <text:p>0.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34">
                <text:p>0.3434</text:p>
              </table:table-cell>
              <table:table-cell office:value-type="float" office:value="0.2652">
                <text:p>0.2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35">
                <text:p>0.3535</text:p>
              </table:table-cell>
              <table:table-cell office:value-type="float" office:value="0.2803">
                <text:p>0.2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36">
                <text:p>0.3636</text:p>
              </table:table-cell>
              <table:table-cell office:value-type="float" office:value="0.2955">
                <text:p>0.29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37">
                <text:p>0.3737</text:p>
              </table:table-cell>
              <table:table-cell office:value-type="float" office:value="0.3106">
                <text:p>0.31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8">
                <text:p>0.3838</text:p>
              </table:table-cell>
              <table:table-cell office:value-type="float" office:value="0.3258">
                <text:p>0.3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39">
                <text:p>0.3939</text:p>
              </table:table-cell>
              <table:table-cell office:value-type="float" office:value="0.3409">
                <text:p>0.3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4">
                <text:p>0.404</text:p>
              </table:table-cell>
              <table:table-cell office:value-type="float" office:value="0.3561">
                <text:p>0.35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41">
                <text:p>0.4141</text:p>
              </table:table-cell>
              <table:table-cell office:value-type="float" office:value="0.3712">
                <text:p>0.37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42">
                <text:p>0.4242</text:p>
              </table:table-cell>
              <table:table-cell office:value-type="float" office:value="0.3864">
                <text:p>0.3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43">
                <text:p>0.4343</text:p>
              </table:table-cell>
              <table:table-cell office:value-type="float" office:value="0.4015">
                <text:p>0.4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44">
                <text:p>0.4444</text:p>
              </table:table-cell>
              <table:table-cell office:value-type="float" office:value="0.4167">
                <text:p>0.4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45">
                <text:p>0.4545</text:p>
              </table:table-cell>
              <table:table-cell office:value-type="float" office:value="0.4318">
                <text:p>0.4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46">
                <text:p>0.4646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47">
                <text:p>0.4747</text:p>
              </table:table-cell>
              <table:table-cell office:value-type="float" office:value="0.4621">
                <text:p>0.4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48">
                <text:p>0.4848</text:p>
              </table:table-cell>
              <table:table-cell office:value-type="float" office:value="0.4773">
                <text:p>0.4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49">
                <text:p>0.4949</text:p>
              </table:table-cell>
              <table:table-cell office:value-type="float" office:value="0.4924">
                <text:p>0.49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51">
                <text:p>0.5051</text:p>
              </table:table-cell>
              <table:table-cell office:value-type="float" office:value="0.5076">
                <text:p>0.5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52">
                <text:p>0.5152</text:p>
              </table:table-cell>
              <table:table-cell office:value-type="float" office:value="0.5227">
                <text:p>0.5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53">
                <text:p>0.5253</text:p>
              </table:table-cell>
              <table:table-cell office:value-type="float" office:value="0.5379">
                <text:p>0.53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54">
                <text:p>0.5354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55">
                <text:p>0.5455</text:p>
              </table:table-cell>
              <table:table-cell office:value-type="float" office:value="0.5682">
                <text:p>0.5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56">
                <text:p>0.5556</text:p>
              </table:table-cell>
              <table:table-cell office:value-type="float" office:value="0.5833">
                <text:p>0.5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57">
                <text:p>0.5657</text:p>
              </table:table-cell>
              <table:table-cell office:value-type="float" office:value="0.5985">
                <text:p>0.5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58">
                <text:p>0.5758</text:p>
              </table:table-cell>
              <table:table-cell office:value-type="float" office:value="0.6136">
                <text:p>0.6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59">
                <text:p>0.5859</text:p>
              </table:table-cell>
              <table:table-cell office:value-type="float" office:value="0.6288">
                <text:p>0.6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6">
                <text:p>0.596</text:p>
              </table:table-cell>
              <table:table-cell office:value-type="float" office:value="0.6439">
                <text:p>0.6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61">
                <text:p>0.6061</text:p>
              </table:table-cell>
              <table:table-cell office:value-type="float" office:value="0.6591">
                <text:p>0.65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62">
                <text:p>0.6162</text:p>
              </table:table-cell>
              <table:table-cell office:value-type="float" office:value="0.6742">
                <text:p>0.67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63">
                <text:p>0.6263</text:p>
              </table:table-cell>
              <table:table-cell office:value-type="float" office:value="0.6894">
                <text:p>0.6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64">
                <text:p>0.6364</text:p>
              </table:table-cell>
              <table:table-cell office:value-type="float" office:value="0.7045">
                <text:p>0.70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65">
                <text:p>0.6465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66">
                <text:p>0.6566</text:p>
              </table:table-cell>
              <table:table-cell office:value-type="float" office:value="0.7348">
                <text:p>0.7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67">
                <text:p>0.6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68">
                <text:p>0.6768</text:p>
              </table:table-cell>
              <table:table-cell office:value-type="float" office:value="0.7649">
                <text:p>0.76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69">
                <text:p>0.6869</text:p>
              </table:table-cell>
              <table:table-cell office:value-type="float" office:value="0.7794">
                <text:p>0.77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7">
                <text:p>0.697</text:p>
              </table:table-cell>
              <table:table-cell office:value-type="float" office:value="0.7934">
                <text:p>0.79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071">
                <text:p>0.7071</text:p>
              </table:table-cell>
              <table:table-cell office:value-type="float" office:value="0.8069">
                <text:p>0.80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72">
                <text:p>0.717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73">
                <text:p>0.7273</text:p>
              </table:table-cell>
              <table:table-cell office:value-type="float" office:value="0.8326">
                <text:p>0.83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74">
                <text:p>0.7374</text:p>
              </table:table-cell>
              <table:table-cell office:value-type="float" office:value="0.8448">
                <text:p>0.8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75">
                <text:p>0.7475</text:p>
              </table:table-cell>
              <table:table-cell office:value-type="float" office:value="0.8565">
                <text:p>0.8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76">
                <text:p>0.7576</text:p>
              </table:table-cell>
              <table:table-cell office:value-type="float" office:value="0.8678">
                <text:p>0.8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77">
                <text:p>0.7677</text:p>
              </table:table-cell>
              <table:table-cell office:value-type="float" office:value="0.8786">
                <text:p>0.87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78">
                <text:p>0.7778</text:p>
              </table:table-cell>
              <table:table-cell office:value-type="float" office:value="0.8889">
                <text:p>0.8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79">
                <text:p>0.7879</text:p>
              </table:table-cell>
              <table:table-cell office:value-type="float" office:value="0.8988">
                <text:p>0.8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8">
                <text:p>0.798</text:p>
              </table:table-cell>
              <table:table-cell office:value-type="float" office:value="0.9082">
                <text:p>0.90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81">
                <text:p>0.8081</text:p>
              </table:table-cell>
              <table:table-cell office:value-type="float" office:value="0.9171">
                <text:p>0.9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82">
                <text:p>0.8182</text:p>
              </table:table-cell>
              <table:table-cell office:value-type="float" office:value="0.9256">
                <text:p>0.9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83">
                <text:p>0.8283</text:p>
              </table:table-cell>
              <table:table-cell office:value-type="float" office:value="0.9337">
                <text:p>0.93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84">
                <text:p>0.8384</text:p>
              </table:table-cell>
              <table:table-cell office:value-type="float" office:value="0.9412">
                <text:p>0.94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85">
                <text:p>0.8485</text:p>
              </table:table-cell>
              <table:table-cell office:value-type="float" office:value="0.9483">
                <text:p>0.94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86">
                <text:p>0.8586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87">
                <text:p>0.8687</text:p>
              </table:table-cell>
              <table:table-cell office:value-type="float" office:value="0.9612">
                <text:p>0.96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88">
                <text:p>0.8788</text:p>
              </table:table-cell>
              <table:table-cell office:value-type="float" office:value="0.9669">
                <text:p>0.9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89">
                <text:p>0.8889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">
                <text:p>0.89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91">
                <text:p>0.9091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92">
                <text:p>0.9192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3">
                <text:p>0.9293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94">
                <text:p>0.9394</text:p>
              </table:table-cell>
              <table:table-cell office:value-type="float" office:value="0.9917">
                <text:p>0.99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95">
                <text:p>0.9495</text:p>
              </table:table-cell>
              <table:table-cell office:value-type="float" office:value="0.9943">
                <text:p>0.99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96">
                <text:p>0.9596</text:p>
              </table:table-cell>
              <table:table-cell office:value-type="float" office:value="0.9963">
                <text:p>0.99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97">
                <text:p>0.9697</text:p>
              </table:table-cell>
              <table:table-cell office:value-type="float" office:value="0.9979">
                <text:p>0.99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98">
                <text:p>0.9798</text:p>
              </table:table-cell>
              <table:table-cell office:value-type="float" office:value="0.9991">
                <text:p>0.9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9">
                <text:p>0.9899</text:p>
              </table:table-cell>
              <table:table-cell office:value-type="float" office:value="0.9998">
                <text:p>0.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